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4d37" officeooo:paragraph-rsid="00114d37"/>
    </style:style>
    <style:style style:name="P2" style:family="paragraph" style:parent-style-name="Standard">
      <style:text-properties fo:font-weight="bold" officeooo:rsid="00114d37" officeooo:paragraph-rsid="00114d37" style:font-weight-asian="bold" style:font-weight-complex="bold"/>
    </style:style>
    <style:style style:name="P3" style:family="paragraph" style:parent-style-name="Standard">
      <style:text-properties fo:font-style="italic" officeooo:rsid="00114d37" officeooo:paragraph-rsid="00114d37" style:font-style-asian="italic" style:font-style-complex="italic"/>
    </style:style>
    <style:style style:name="P4" style:family="paragraph" style:parent-style-name="Standard">
      <style:text-properties fo:font-style="italic" officeooo:rsid="00114d37" officeooo:paragraph-rsid="001c96ae" style:font-style-asian="italic" style:font-style-complex="italic"/>
    </style:style>
    <style:style style:name="P5" style:family="paragraph" style:parent-style-name="Standard">
      <style:text-properties fo:font-style="normal" officeooo:rsid="00162e96" officeooo:paragraph-rsid="00162e96" style:font-style-asian="normal" style:font-style-complex="normal"/>
    </style:style>
    <style:style style:name="P6" style:family="paragraph" style:parent-style-name="Standard">
      <style:text-properties fo:font-style="normal" officeooo:rsid="00176199" officeooo:paragraph-rsid="00176199" style:font-style-asian="normal" style:font-style-complex="normal"/>
    </style:style>
    <style:style style:name="P7" style:family="paragraph" style:parent-style-name="Standard">
      <style:text-properties fo:font-style="normal" officeooo:rsid="001aa46c" officeooo:paragraph-rsid="001aa46c" style:font-style-asian="normal" style:font-style-complex="normal"/>
    </style:style>
    <style:style style:name="P8" style:family="paragraph" style:parent-style-name="Standard">
      <style:text-properties fo:font-style="normal" officeooo:rsid="001c96ae" officeooo:paragraph-rsid="001c96ae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 fo:orphans="2" fo:widows="2"/>
      <style:text-properties fo:font-style="normal" fo:font-weight="normal" officeooo:rsid="001f9e14" officeooo:paragraph-rsid="001f9e14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fo:font-style="normal" fo:font-weight="normal" officeooo:rsid="001f9e14" officeooo:paragraph-rsid="001fc6d7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fo:font-style="normal" fo:font-weight="bold" officeooo:rsid="001f0d79" officeooo:paragraph-rsid="001f0d79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orphans="2" fo:widows="2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Bitstream Vera Sans" fo:font-size="9.75pt" fo:letter-spacing="normal" fo:font-style="normal" fo:font-weight="normal"/>
    </style:style>
    <style:style style:name="P1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Bitstream Vera Sans" fo:font-size="9.75pt" fo:letter-spacing="normal" fo:font-style="normal" fo:font-weight="normal" officeooo:paragraph-rsid="001f0d79"/>
    </style:style>
    <style:style style:name="P15" style:family="paragraph" style:parent-style-name="Text_20_body">
      <style:paragraph-properties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5592"/>
    </style:style>
    <style:style style:name="T3" style:family="text">
      <style:text-properties officeooo:rsid="0018e97e"/>
    </style:style>
    <style:style style:name="T4" style:family="text">
      <style:text-properties style:font-name="Bitstream Vera Sans" fo:font-size="9.75pt" fo:font-style="normal" fo:font-weight="normal"/>
    </style:style>
    <style:style style:name="T5" style:family="text">
      <style:text-properties fo:font-variant="normal" fo:text-transform="none" fo:color="#000000" style:font-name="Bitstream Vera Sans" fo:font-size="9.7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008000" fo:letter-spacing="normal"/>
    </style:style>
    <style:style style:name="T9" style:family="text">
      <style:text-properties fo:font-variant="normal" fo:text-transform="none" fo:color="#d22b2b" fo:letter-spacing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rint Acceptance Tests</text:p>
      <text:p text:style-name="P14"/>
      <text:p text:style-name="P9"><text:span text:style-name="T8">✔</text:span> You have bought the literature you want/need for the course. </text:p>
      <text:p text:style-name="P9"><text:span text:style-name="T9">✘</text:span> You have acquired the necessary equipment and tested AdobeConnect </text:p>
      <text:p text:style-name="P10"><text:span text:style-name="T9">✘ </text:span>You have logged in to It’s Learning and set up forwarding to your e-mail address </text:p>
      <text:p text:style-name="P10"><text:span text:style-name="T9">✘ </text:span>You have posted an introduction about yourself in the course discussion forum </text:p>
      <text:p text:style-name="P9"/>
      <text:p text:style-name="P10"><text:span text:style-name="T8">✔ </text:span>Created a Project on e.g. Github </text:p>
      <text:p text:style-name="P10"><text:span text:style-name="T8">✔ </text:span>Created a Sprint Test Plan </text:p>
      <text:p text:style-name="P10"><text:span text:style-name="T9">✘ </text:span>Created a Course Backlog </text:p>
      <text:p text:style-name="P10"><text:span text:style-name="T8">✔ </text:span>Formed a study-gr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5S</meta:editing-duration>
    <meta:editing-cycles>15</meta:editing-cycles>
    <meta:generator>LibreOffice/5.3.4.2$Windows_X86_64 LibreOffice_project/f82d347ccc0be322489bf7da61d7e4ad13fe2ff3</meta:generator>
    <dc:date>2017-07-24T19:56:04.543000000</dc:date>
    <meta:document-statistic meta:table-count="0" meta:image-count="0" meta:object-count="0" meta:page-count="1" meta:paragraph-count="9" meta:word-count="75" meta:character-count="430" meta:non-whitespace-character-count="357"/>
    <meta:user-defined meta:name="Info 1"/>
    <meta:user-defined meta:name="Info 2"/>
    <meta:user-defined meta:name="Info 3"/>
    <meta:user-defined meta:name="Info 4"/>
  </office:meta>
</office:document-meta>
</file>